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rav</text:p>
      <text:p text:style-name="Standard"/>
      <text:p text:style-name="Standard">Aktörer:</text:p>
      <text:p text:style-name="Standard">Klubb sekreterare</text:p>
      <text:p text:style-name="Standard">Klubb kassör</text:p>
      <text:p text:style-name="Standard">Klubb medlem</text:p>
      <text:p text:style-name="Standard"/>
      <text:p text:style-name="Standard">Användningsfall:</text:p>
      <text:p text:style-name="Standard"/>
      <text:p text:style-name="Standard">AF1.1 Lägga till i Kalender</text:p>
      <text:p text:style-name="Standard"/>
      <text:p text:style-name="Standard">Sekreteraren väljer datum att markera som en viktig händelse, systemet sparar och markerar datumet så att andra kan se det.</text:p>
      <text:p text:style-name="Standard"/>
      <text:p text:style-name="Standard">AF1.2 Kolla Kalender</text:p>
      <text:p text:style-name="Standard"/>
      <text:p text:style-name="Standard">En medlem vill kolla kalendern, han väljer kalendern och kalendern visas med de datum som blivit markerade som viktiga.</text:p>
      <text:p text:style-name="Standard"/>
      <text:p text:style-name="Standard">AF2 Boka platser</text:p>
      <text:p text:style-name="Standard"/>
      <text:p text:style-name="Standard">En medlem vill boka en plats, han väljer en plats till sitt tycke och systemet bokar platsen åt honom och gör att platsen syns som bokad.</text:p>
      <text:p text:style-name="Standard"/>
      <text:p text:style-name="Standard">AF3 Byta platser</text:p>
      <text:p text:style-name="Standard"/>
      <text:p text:style-name="Standard">En medlem vill byta plats med en annan medlem, han väljer platsen som han vill byta och den han vill ha, systemet tar emot informationen och skickar en förfrågan till den som redan har platsen, medlemmen kan välja om han går med på bytet eller ej, svaret skickas tillbaka till den första medlemmen.</text:p>
      <text:p text:style-name="Standard"/>
      <text:p text:style-name="Standard">AF4 Skicka fakturor</text:p>
      <text:p text:style-name="Standard"/>
      <text:p text:style-name="Standard">Kassören vill skicka frakturer till alla medlemmarna, han väljer att skicka frakturer, systemet kollar igenom en lista vilka som har betalat sina avgifter redan och skickar sedan frakturer till alla som inte redan betalat.</text:p>
      <text:p text:style-name="Standard"/>
      <text:p text:style-name="Standard">AF5 Kolla information från Nationella-båtregistret</text:p>
      <text:p text:style-name="Standard"/>
      <text:p text:style-name="Standard">Sekreteraren vill kolla information om en persons båt i nationella-båtregistret, han anger personen som han vill kolla, systemet tar emot personen och söker efter personens registrerade båtar och hämtar informationen om dem från nationella-båtregistret och ger sedan informationen till sekretera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F3 Byta platser</text:p>
      <text:p text:style-name="Standard"/>
      <text:p text:style-name="Standard">En medlem vill byta plats med en annan medlem, han väljer platsen som han vill byta och den han vill ha, systemet tar emot informationen och skickar en förfrågan till den som redan har platsen, medlemmen kan välja om han går med på bytet eller ej, svaret skickas tillbaka till den första medlemmen.</text:p>
      <text:p text:style-name="Standard"/>
      <text:p text:style-name="Standard">Primär aktör</text:p>
      <text:p text:style-name="Standard">Medlem</text:p>
      <text:p text:style-name="Standard"/>
      <text:p text:style-name="Standard">Sekundär aktör</text:p>
      <text:p text:style-name="Standard">Medlem</text:p>
      <text:p text:style-name="Standard"/>
      <text:p text:style-name="Standard">Förkrav</text:p>
      <text:p text:style-name="Standard">Registrerad, inloggad, har redan bokat en plats, en plats som man vill ha är bokad av någon annan.</text:p>
      <text:p text:style-name="Standard"/>
      <text:list xml:id="list43705499" text:style-name="L1">
        <text:list-item>
          <text:p text:style-name="P1">Medlem A väljer en av sina platser att byta och väljer den plats han vill ha.</text:p>
        </text:list-item>
        <text:list-item>
          <text:p text:style-name="P1">Systemet tar emot information och skickar en förfrågan till medlem B om att byta de två platserna.</text:p>
        </text:list-item>
        <text:list-item>
          <text:p text:style-name="P1">Medlem B tar emot förfrågan och väljer antingen att byta eller inte.</text:p>
        </text:list-item>
        <text:list-item>
          <text:p text:style-name="P1">Systemet tar emot svaret och vidarefordrar det till medlem A.</text:p>
        </text:list-item>
        <text:list-item>
          <text:p text:style-name="P1">Medlem A tar emot svaret och får veta om det blir ett byte.</text:p>
        </text:list-item>
        <text:list-item>
          <text:p text:style-name="P1">Om det både kommer överens om bytet och går med på det byter systemet på båtarnas plats i registr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Svensson</meta:initial-creator>
    <meta:creation-date>2013-12-11T20:52:16.91</meta:creation-date>
    <dc:date>2013-12-12T00:15:06.21</dc:date>
    <dc:creator>Sebastian Svensson</dc:creator>
    <meta:editing-duration>PT3H7M21S</meta:editing-duration>
    <meta:editing-cycles>8</meta:editing-cycles>
    <meta:generator>OpenOffice.org/3.3$Win32 OpenOffice.org_project/330m20$Build-9567</meta:generator>
    <meta:document-statistic meta:table-count="0" meta:image-count="0" meta:object-count="0" meta:page-count="2" meta:paragraph-count="32" meta:word-count="397" meta:character-count="2348"/>
  </office:meta>
</office:document-meta>
</file>